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програмирование - какие вопросы нужно задать чтобы понять и изучить</text:p>
      <text:p text:style-name="P1">ChatGPT</text:p>
      <text:p text:style-name="P2">ChatGPT</text:p>
      <text:p text:style-name="P8">Чтобы лучше понять и изучить программирование, важно задавать себе следующие вопросы:</text:p>
      <text:h text:style-name="P14" text:outline-level="3">Основные вопросы для начала изучения:</text:h>
      <text:list xml:id="list7358261523453788594" text:style-name="L1">
        <text:list-item>
          <text:p text:style-name="P3"><text:span text:style-name="Strong_20_Emphasis">Что такое программирование?</text:span> Понимание сути и назначения программирования.</text:p>
        </text:list-item>
        <text:list-item>
          <text:p text:style-name="P3"><text:span text:style-name="Strong_20_Emphasis">Какие языки программирования существуют?</text:span> Ознакомление с различными языками и их применением.</text:p>
        </text:list-item>
        <text:list-item>
          <text:p text:style-name="P3"><text:span text:style-name="Strong_20_Emphasis">Какой язык программирования выбрать для начала?</text:span> Подбор языка в зависимости от задач и интересов.</text:p>
        </text:list-item>
        <text:list-item>
          <text:p text:style-name="P9"><text:span text:style-name="Strong_20_Emphasis">Какие основы нужно изучить в программировании?</text:span> Понимание базовых концепций: условия, циклы, функции и т.д.</text:p>
        </text:list-item>
      </text:list>
      <text:h text:style-name="P14" text:outline-level="3">Освоение практических аспектов:</text:h>
      <text:list xml:id="list6572919684793893399" text:style-name="L2">
        <text:list-item>
          <text:p text:style-name="P4"><text:span text:style-name="Strong_20_Emphasis">Как начать писать код?</text:span> Изучение первых шагов в создании программы.</text:p>
        </text:list-item>
        <text:list-item>
          <text:p text:style-name="P4"><text:span text:style-name="Strong_20_Emphasis">Где найти материалы для изучения?</text:span> Поиск книг, онлайн-курсов, ресурсов для обучения.</text:p>
        </text:list-item>
        <text:list-item>
          <text:p text:style-name="P10"><text:span text:style-name="Strong_20_Emphasis">Как проверить свои знания?</text:span> Практические задания, упражнения для закрепления материала.</text:p>
        </text:list-item>
      </text:list>
      <text:h text:style-name="P14" text:outline-level="3">Углубление знаний:</text:h>
      <text:list xml:id="list108937391555913943" text:style-name="L3">
        <text:list-item>
          <text:p text:style-name="P5"><text:span text:style-name="Strong_20_Emphasis">Как узнать о парадигмах программирования?</text:span> Понимание ООП, функционального программирования и других подходов.</text:p>
        </text:list-item>
        <text:list-item>
          <text:p text:style-name="P5"><text:span text:style-name="Strong_20_Emphasis">Какова роль алгоритмов и структур данных?</text:span> Изучение основ, которые помогут писать эффективный код.</text:p>
        </text:list-item>
        <text:list-item>
          <text:p text:style-name="P11"><text:span text:style-name="Strong_20_Emphasis">Что такое разработка программного обеспечения?</text:span> Ознакомление с процессом разработки от планирования до тестирования.</text:p>
        </text:list-item>
      </text:list>
      <text:h text:style-name="P14" text:outline-level="3">Профессиональный рост:</text:h>
      <text:list xml:id="list1323471006989853720" text:style-name="L4">
        <text:list-item>
          <text:p text:style-name="P6"><text:span text:style-name="Strong_20_Emphasis">Какие навыки важны для программиста?</text:span> Логическое мышление, умение работать с командой, чтение документации и другие навыки.</text:p>
        </text:list-item>
        <text:list-item>
          <text:p text:style-name="P12"><text:span text:style-name="Strong_20_Emphasis">Как развивать свои знания?</text:span> Постоянное обучение, изучение новых языков и технологий.</text:p>
        </text:list-item>
      </text:list>
      <text:h text:style-name="P14" text:outline-level="3">Применение программирования:</text:h>
      <text:list xml:id="list1382353936089186963" text:style-name="L5">
        <text:list-item>
          <text:p text:style-name="P7"><text:span text:style-name="Strong_20_Emphasis">В каких областях можно использовать программирование?</text:span> Разработка веб-сайтов, приложений, научные исследования и другие сферы.</text:p>
        </text:list-item>
        <text:list-item>
          <text:p text:style-name="P13"><text:span text:style-name="Strong_20_Emphasis">Как стать профессиональным разработчиком?</text:span> Путь к профессиональной карьере, поиск работы и рост в профессии.</text:p>
        </text:list-item>
      </text:list>
      <text:p text:style-name="P8">Эти вопросы помогут начать изучение программирования и углубить знания по мере вашего развития в этой области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13:51:34.48</dc:date>
    <meta:document-statistic meta:table-count="0" meta:image-count="0" meta:object-count="0" meta:page-count="2" meta:paragraph-count="24" meta:word-count="238" meta:character-count="1805"/>
    <dc:creator>Dima Wide</dc:creator>
    <meta:user-defined meta:name="Info 1"/>
    <meta:user-defined meta:name="Info 2"/>
    <meta:user-defined meta:name="Info 3"/>
    <meta:user-defined meta:name="Info 4"/>
  </office:meta>
</office:document-meta>
</file>